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4cm" svg:stroke-color="#000000" draw:stroke-linejoin="round" svg:stroke-linecap="round" draw:fill="none" fo:padding-top="0.007cm" fo:padding-bottom="0.007cm" fo:padding-left="0.007cm" fo:padding-right="0.007cm"/>
    </style:style>
    <style:style style:name="gr2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line draw:style-name="gr1" draw:text-style-name="P1" draw:layer="layout" svg:x1="25.53cm" svg:y1="11.617cm" svg:x2="24.585cm" svg:y2="11.617cm">
          <text:p/>
        </draw:line>
        <draw:line draw:style-name="gr1" draw:text-style-name="P1" draw:layer="layout" svg:x1="25.53cm" svg:y1="1.032cm" svg:x2="24.585cm" svg:y2="1.032cm">
          <text:p/>
        </draw:line>
        <draw:path draw:style-name="gr1" draw:text-style-name="P1" draw:layer="layout" svg:width="0.953cm" svg:height="0.952cm" svg:x="23.919cm" svg:y="1.69cm" svg:viewBox="0 0 954 953" svg:d="M0 476c0-263 214-476 478-476 262 0 476 213 476 476 0 264-214 477-476 477-264 0-478-213-478-477z">
          <text:p/>
        </draw:path>
        <draw:path draw:style-name="gr1" draw:text-style-name="P1" draw:layer="layout" svg:width="0.953cm" svg:height="0.952cm" svg:x="23.919cm" svg:y="10.007cm" svg:viewBox="0 0 954 953" svg:d="M0 476c0-263 214-476 478-476 262 0 476 213 476 476s-214 477-476 477c-264 0-478-214-478-477z">
          <text:p/>
        </draw:path>
        <draw:line draw:style-name="gr1" draw:text-style-name="P1" draw:layer="layout" svg:x1="25.53cm" svg:y1="11.617cm" svg:x2="25.53cm" svg:y2="1.032cm">
          <text:p/>
        </draw:line>
        <draw:line draw:style-name="gr1" draw:text-style-name="P1" draw:layer="layout" svg:x1="4.17cm" svg:y1="1.032cm" svg:x2="5.682cm" svg:y2="1.032cm">
          <text:p/>
        </draw:line>
        <draw:line draw:style-name="gr1" draw:text-style-name="P1" draw:layer="layout" svg:x1="4.17cm" svg:y1="11.617cm" svg:x2="4.17cm" svg:y2="1.032cm">
          <text:p/>
        </draw:line>
        <draw:line draw:style-name="gr1" draw:text-style-name="P1" draw:layer="layout" svg:x1="5.682cm" svg:y1="11.617cm" svg:x2="4.17cm" svg:y2="11.617cm">
          <text:p/>
        </draw:line>
        <draw:line draw:style-name="gr1" draw:text-style-name="P1" draw:layer="layout" svg:x1="24.585cm" svg:y1="11.617cm" svg:x2="5.682cm" svg:y2="11.617cm">
          <text:p/>
        </draw:line>
        <draw:line draw:style-name="gr1" draw:text-style-name="P1" draw:layer="layout" svg:x1="23.828cm" svg:y1="1.032cm" svg:x2="24.585cm" svg:y2="1.032cm">
          <text:p/>
        </draw:line>
        <draw:line draw:style-name="gr1" draw:text-style-name="P1" draw:layer="layout" svg:x1="5.682cm" svg:y1="1.032cm" svg:x2="6.438cm" svg:y2="1.032cm">
          <text:p/>
        </draw:line>
        <draw:path draw:style-name="gr1" draw:text-style-name="P1" draw:layer="layout" svg:width="0.953cm" svg:height="0.952cm" svg:x="4.827cm" svg:y="10.007cm" svg:viewBox="0 0 954 953" svg:d="M0 476c0-263 214-476 478-476 263 0 476 213 476 476s-213 477-476 477c-264 0-478-214-478-477z">
          <text:p/>
        </draw:path>
        <draw:path draw:style-name="gr1" draw:text-style-name="P1" draw:layer="layout" svg:width="0.953cm" svg:height="0.952cm" svg:x="4.827cm" svg:y="1.69cm" svg:viewBox="0 0 954 953" svg:d="M0 476c0-263 214-476 478-476 263 0 476 213 476 476 0 264-213 477-476 477-264 0-478-213-478-477z">
          <text:p/>
        </draw:path>
        <draw:line draw:style-name="gr1" draw:text-style-name="P1" draw:layer="layout" svg:x1="6.438cm" svg:y1="1.032cm" svg:x2="23.828cm" svg:y2="1.032cm">
          <text:p/>
        </draw:line>
        <draw:polygon draw:style-name="gr2" draw:text-style-name="P1" draw:layer="layout" svg:width="0.171cm" svg:height="0.3cm" svg:x="4.449cm" svg:y="11.79cm" svg:viewBox="0 0 172 301" draw:points="0,301 0,0 71,0 115,15 143,44 158,73 172,130 172,173 158,230 143,259 115,287 71,301">
          <text:p/>
        </draw:polygon>
        <draw:line draw:style-name="gr2" draw:text-style-name="P1" draw:layer="layout" svg:x1="4.749cm" svg:y1="12.09cm" svg:x2="4.749cm" svg:y2="11.89cm">
          <text:p/>
        </draw:line>
        <draw:polyline draw:style-name="gr2" draw:text-style-name="P1" draw:layer="layout" svg:width="0.085cm" svg:height="0.058cm" svg:x="4.749cm" svg:y="11.89cm" svg:viewBox="0 0 86 59" draw:points="0,59 14,29 28,15 58,0 86,0">
          <text:p/>
        </draw:polyline>
        <draw:line draw:style-name="gr2" draw:text-style-name="P1" draw:layer="layout" svg:x1="4.934cm" svg:y1="12.09cm" svg:x2="4.934cm" svg:y2="11.89cm">
          <text:p/>
        </draw:line>
        <draw:polyline draw:style-name="gr2" draw:text-style-name="P1" draw:layer="layout" svg:width="0.029cm" svg:height="0.029cm" svg:x="4.92cm" svg:y="11.79cm" svg:viewBox="0 0 30 30" draw:points="14,0 0,16 14,30 30,16 14,0 14,30">
          <text:p/>
        </draw:polyline>
        <draw:polyline draw:style-name="gr2" draw:text-style-name="P1" draw:layer="layout" svg:width="0.043cm" svg:height="0.3cm" svg:x="5.077cm" svg:y="11.79cm" svg:viewBox="0 0 44 301" draw:points="44,301 14,287 0,259 0,0">
          <text:p/>
        </draw:polyline>
        <draw:polyline draw:style-name="gr2" draw:text-style-name="P1" draw:layer="layout" svg:width="0.043cm" svg:height="0.3cm" svg:x="5.234cm" svg:y="11.79cm" svg:viewBox="0 0 44 301" draw:points="44,301 15,287 0,259 0,0">
          <text:p/>
        </draw:polyline>
        <draw:polyline draw:style-name="gr2" draw:text-style-name="P1" draw:layer="layout" svg:width="0.2cm" svg:height="0.3cm" svg:x="5.62cm" svg:y="11.79cm" svg:viewBox="0 0 201 301" draw:points="0,301 0,0 101,216 201,0 201,301">
          <text:p/>
        </draw:polyline>
        <draw:polyline draw:style-name="gr2" draw:text-style-name="P1" draw:layer="layout" svg:width="0.128cm" svg:height="0.2cm" svg:x="5.963cm" svg:y="11.89cm" svg:viewBox="0 0 129 201" draw:points="129,201 129,43 114,15 86,0 28,0 0,15">
          <text:p/>
        </draw:polyline>
        <draw:polyline draw:style-name="gr2" draw:text-style-name="P1" draw:layer="layout" svg:width="0.142cm" svg:height="0.128cm" svg:x="5.949cm" svg:y="11.962cm" svg:viewBox="0 0 143 129" draw:points="143,115 115,129 42,129 14,115 0,87 0,58 14,29 42,15 115,15 143,0">
          <text:p/>
        </draw:polyline>
        <draw:line draw:style-name="gr2" draw:text-style-name="P1" draw:layer="layout" svg:x1="6.234cm" svg:y1="11.89cm" svg:x2="6.234cm" svg:y2="12.19cm">
          <text:p/>
        </draw:line>
        <draw:polyline draw:style-name="gr2" draw:text-style-name="P1" draw:layer="layout" svg:width="0.143cm" svg:height="0.2cm" svg:x="6.234cm" svg:y="11.89cm" svg:viewBox="0 0 144 201" draw:points="0,15 29,0 87,0 116,15 130,29 144,58 144,143 130,173 116,187 87,201 29,201 0,187">
          <text:p/>
        </draw:polyline>
        <draw:polyline draw:style-name="gr2" draw:text-style-name="P1" draw:layer="layout" svg:width="0.029cm" svg:height="0.028cm" svg:x="6.491cm" svg:y="12.062cm" svg:viewBox="0 0 30 29" draw:points="15,0 30,14 15,29 0,14 15,0 15,29">
          <text:p/>
        </draw:polyline>
        <draw:polyline draw:style-name="gr2" draw:text-style-name="P1" draw:layer="layout" svg:width="0.029cm" svg:height="0.028cm" svg:x="6.491cm" svg:y="11.905cm" svg:viewBox="0 0 30 29" draw:points="15,0 30,15 15,29 0,15 15,0 15,2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4.1cm" fo:margin-right="1cm" fo:page-width="29.703cm" fo:page-height="21.0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2-09T14:24:24.897528592</dc:date>
    <meta:editing-duration>PT1M15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